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automatic-styles>
    <style:style style:family="table-column" style:name="style2" style:display-name="style2">
      <style:table-column-properties style:column-width="2cm"/>
    </style:style>
    <style:style style:family="table-column" style:name="style6" style:display-name="style6">
      <style:table-column-properties style:column-width="6cm"/>
    </style:style>
  </office:automatic-styles>
  <office:body>
    <office:spreadsheet>
      <table:table table:name="Подразделения">
        <table:table-column table:style-name="style6" table:number-columns-repeated="2"/>
        <table:table-row>
          <table:table-cell>
            <text:p text:style-name="Table_20_Contents">подразделение</text:p>
          </table:table-cell>
          <table:table-cell>
            <text:p text:style-name="Table_20_Contents">головное подразделение</text:p>
          </table:table-cell>
        </table:table-row>
        <table:table-row>
          <table:table-cell>
            <text:p text:style-name="Table_20_Contents">Саратовский госуниверситет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ректора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помощник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омощник 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ро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зам.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мех/мат факульте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деканат</text:p>
          </table:table-cell>
          <table:table-cell>
            <text:p text:style-name="Table_20_Contents">мех/мат факультет</text:p>
          </table:table-cell>
        </table:table-row>
        <table:table-row>
          <table:table-cell>
            <text:p text:style-name="Table_20_Contents">декан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м. декана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в. кафедрой</text:p>
          </table:table-cell>
          <table:table-cell>
            <text:p text:style-name="Table_20_Contents">мех/мат факультет</text:p>
          </table:table-cell>
        </table:table-row>
      </table:table>
      <table:table table:name="Телефонный справочник">
        <table:table-column table:style-name="style2" table:number-columns-repeated="2"/>
        <table:table-column table:style-name="style6" table:number-columns-repeated="4"/>
        <table:table-row>
          <table:table-cell>
            <text:p text:style-name="Table_20_Contents">телефон</text:p>
          </table:table-cell>
          <table:table-cell>
            <text:p text:style-name="Table_20_Contents">код сотр.</text:p>
          </table:table-cell>
          <table:table-cell>
            <text:p text:style-name="Table_20_Contents">фамилия</text:p>
          </table:table-cell>
          <table:table-cell>
            <text:p text:style-name="Table_20_Contents">имя</text:p>
          </table:table-cell>
          <table:table-cell>
            <text:p text:style-name="Table_20_Contents">отчество</text:p>
          </table:table-cell>
          <table:table-cell>
            <text:p text:style-name="Table_20_Contents">подразделение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styles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4.0</meta:generator>
  </office:meta>
</office:document-meta>
</file>